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ro1" style:family="table-row">
      <style:table-row-properties style:row-height="1.7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1f4e79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">
      <style:table-cell-properties fo:background-color="#1f4e79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">
      <style:table-cell-properties style:rotation-align="none"/>
    </style:style>
    <style:style style:name="ce4" style:family="table-cell" style:parent-style-name="Default" style:data-style-name="N11">
      <style:table-cell-properties fo:background-color="#1f4e79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1">
      <style:table-cell-properties style:rotation-align="none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ce5"/>
        <table:table-column table:style-name="co1" table:default-cell-style-name="ce3"/>
        <table:table-column table:style-name="co1" table:number-columns-repeated="5" table:default-cell-style-name="ce5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>
            <text:p>CIIU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Provincia</text:p>
          </table:table-cell>
          <table:table-cell table:style-name="ce2" office:value-type="string" calcext:value-type="string">
            <text:p>Empleo sector</text:p>
            <text:p> 2007</text:p>
          </table:table-cell>
          <table:table-cell table:style-name="ce2" office:value-type="string" calcext:value-type="string">
            <text:p>Empleo sector <text:s/>2014</text:p>
          </table:table-cell>
          <table:table-cell table:style-name="ce4" office:value-type="string" calcext:value-type="string">
            <text:p>Particip. Empleo Prov 2007</text:p>
          </table:table-cell>
          <table:table-cell table:style-name="ce4" office:value-type="string" calcext:value-type="string">
            <text:p>Particip. Empleo Prov. 2014</text:p>
          </table:table-cell>
          <table:table-cell table:style-name="ce4" office:value-type="string" calcext:value-type="string">
            <text:p>Particip. Empleo Prov. en Nación</text:p>
          </table:table-cell>
          <table:table-cell table:style-name="ce4" office:value-type="string" calcext:value-type="string">
            <text:p>Var.% Empleo 2007 - 2014</text:p>
          </table:table-cell>
          <table:table-cell table:style-name="ce2" office:value-type="string" calcext:value-type="string">
            <text:p>Export. 2014 (Miles US$)</text:p>
          </table:table-cell>
          <table:table-cell table:style-name="ce4" office:value-type="string" calcext:value-type="string">
            <text:p>Participación Export</text:p>
            <text:p> Prov 2007</text:p>
          </table:table-cell>
          <table:table-cell table:style-name="ce4" office:value-type="string" calcext:value-type="string">
            <text:p>Particip. Export. Prov. 2014</text:p>
          </table:table-cell>
          <table:table-cell table:style-name="ce4" office:value-type="string" calcext:value-type="string">
            <text:p>Particip. Export. Prov. en Nación</text:p>
          </table:table-cell>
          <table:table-cell table:style-name="ce2" office:value-type="string" calcext:value-type="string">
            <text:p>Var.% Export. Prov. 2007 - 2014 </text:p>
          </table:table-cell>
          <table:table-cell table:style-name="ce4" office:value-type="string" calcext:value-type="string">
            <text:p>Dif.% salario Prov.-Nación</text:p>
          </table:table-cell>
          <table:table-cell table:style-name="ce6"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Buenos Aires</text:p>
          </table:table-cell>
          <table:table-cell office:value-type="float" office:value="4191.5" calcext:value-type="float">
            <text:p>4192</text:p>
          </table:table-cell>
          <table:table-cell office:value-type="float" office:value="3734" calcext:value-type="float">
            <text:p>3734</text:p>
          </table:table-cell>
          <table:table-cell office:value-type="percentage" office:value="0.00240321732403485" calcext:value-type="percentage">
            <text:p>0,24%</text:p>
          </table:table-cell>
          <table:table-cell office:value-type="percentage" office:value="0.00183496450161905" calcext:value-type="percentage">
            <text:p>0,18%</text:p>
          </table:table-cell>
          <table:table-cell office:value-type="percentage" office:value="0.386192630898513" calcext:value-type="percentage">
            <text:p>38,62%</text:p>
          </table:table-cell>
          <table:table-cell office:value-type="percentage" office:value="-0.109149469163784" calcext:value-type="percentage">
            <text:p>-10,91%</text:p>
          </table:table-cell>
          <table:table-cell office:value-type="float" office:value="930000" calcext:value-type="float">
            <text:p>930000</text:p>
          </table:table-cell>
          <table:table-cell office:value-type="percentage" office:value="0.141749405641993" calcext:value-type="percentage">
            <text:p>14,17%</text:p>
          </table:table-cell>
          <table:table-cell office:value-type="percentage" office:value="0.0403250638947315" calcext:value-type="percentage">
            <text:p>4,03%</text:p>
          </table:table-cell>
          <table:table-cell office:value-type="percentage" office:value="0.647927613253497" calcext:value-type="percentage">
            <text:p>64,79%</text:p>
          </table:table-cell>
          <table:table-cell office:value-type="percentage" office:value="-0.679310344827586" calcext:value-type="percentage">
            <text:p>-67,93%</text:p>
          </table:table-cell>
          <table:table-cell office:value-type="percentage" office:value="-0.100079818070961" calcext:value-type="percentage">
            <text:p>-10,01%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CABA</text:p>
          </table:table-cell>
          <table:table-cell office:value-type="float" office:value="3510" calcext:value-type="float">
            <text:p>3510</text:p>
          </table:table-cell>
          <table:table-cell office:value-type="float" office:value="3294" calcext:value-type="float">
            <text:p>3294</text:p>
          </table:table-cell>
          <table:table-cell office:value-type="percentage" office:value="0.00237908398827335" calcext:value-type="percentage">
            <text:p>0,24%</text:p>
          </table:table-cell>
          <table:table-cell office:value-type="percentage" office:value="0.00206101615166551" calcext:value-type="percentage">
            <text:p>0,21%</text:p>
          </table:table-cell>
          <table:table-cell office:value-type="percentage" office:value="0.340685197155785" calcext:value-type="percentage">
            <text:p>34,07%</text:p>
          </table:table-cell>
          <table:table-cell office:value-type="percentage" office:value="-0.0615384615384614" calcext:value-type="percentage">
            <text:p>-6,15%</text:p>
          </table:table-cell>
          <table:table-cell office:value-type="string" calcext:value-type="string">
            <text:p>s/d</text:p>
          </table:table-cell>
          <table:table-cell office:value-type="percentage" office:value="0.000082536430853239" calcext:value-type="percentage">
            <text:p>0,01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office:value-type="percentage" office:value="0.210104058245862" calcext:value-type="percentage">
            <text:p>21,01%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Chaco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Chubut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float" office:value="0.80568" calcext:value-type="float">
            <text:p>1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0000317630890969121" calcext:value-type="percentage">
            <text:p>0,00%</text:p>
          </table:table-cell>
          <table:table-cell office:value-type="percentage" office:value="0.000000561314321985029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Cordoba</text:p>
          </table:table-cell>
          <table:table-cell office:value-type="float" office:value="411" calcext:value-type="float">
            <text:p>411</text:p>
          </table:table-cell>
          <table:table-cell office:value-type="float" office:value="456" calcext:value-type="float">
            <text:p>456</text:p>
          </table:table-cell>
          <table:table-cell office:value-type="percentage" office:value="0.000919078595755243" calcext:value-type="percentage">
            <text:p>0,09%</text:p>
          </table:table-cell>
          <table:table-cell office:value-type="percentage" office:value="0.000879568972625827" calcext:value-type="percentage">
            <text:p>0,09%</text:p>
          </table:table-cell>
          <table:table-cell office:value-type="percentage" office:value="0.0471622495151907" calcext:value-type="percentage">
            <text:p>4,72%</text:p>
          </table:table-cell>
          <table:table-cell office:value-type="percentage" office:value="0.10948905109489" calcext:value-type="percentage">
            <text:p>10,95%</text:p>
          </table:table-cell>
          <table:table-cell office:value-type="float" office:value="745.088" calcext:value-type="float">
            <text:p>745</text:p>
          </table:table-cell>
          <table:table-cell office:value-type="percentage" office:value="0.000206817673802529" calcext:value-type="percentage">
            <text:p>0,02%</text:p>
          </table:table-cell>
          <table:table-cell office:value-type="percentage" office:value="0.0000805651863560697" calcext:value-type="percentage">
            <text:p>0,01%</text:p>
          </table:table-cell>
          <table:table-cell office:value-type="percentage" office:value="0.000519100096240668" calcext:value-type="percentage">
            <text:p>0,05%</text:p>
          </table:table-cell>
          <table:table-cell office:value-type="percentage" office:value="-0.503274666666667" calcext:value-type="percentage">
            <text:p>-50,33%</text:p>
          </table:table-cell>
          <table:table-cell office:value-type="percentage" office:value="-0.522194453417948" calcext:value-type="percentage">
            <text:p>-52,22%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Corrientes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Entre Rios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office:value-type="percentage" office:value="0.00000852069881246957" calcext:value-type="percentage">
            <text:p>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Formosa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Jujuy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La Pampa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La Rioja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Mendoza</text:p>
          </table:table-cell>
          <table:table-cell office:value-type="float" office:value="80.25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percentage" office:value="0.000355469917942925" calcext:value-type="percentage">
            <text:p>0,04%</text:p>
          </table:table-cell>
          <table:table-cell office:value-type="percentage" office:value="0.000478276046277065" calcext:value-type="percentage">
            <text:p>0,05%</text:p>
          </table:table-cell>
          <table:table-cell office:value-type="percentage" office:value="0.0128248222365869" calcext:value-type="percentage">
            <text:p>1,28%</text:p>
          </table:table-cell>
          <table:table-cell office:value-type="percentage" office:value="0.545171339563863" calcext:value-type="percentage">
            <text:p>54,52%</text:p>
          </table:table-cell>
          <table:table-cell office:value-type="float" office:value="32000" calcext:value-type="float">
            <text:p>32000</text:p>
          </table:table-cell>
          <table:table-cell office:value-type="percentage" office:value="0.110689394521028" calcext:value-type="percentage">
            <text:p>11,07%</text:p>
          </table:table-cell>
          <table:table-cell office:value-type="percentage" office:value="0.0234494737786593" calcext:value-type="percentage">
            <text:p>2,34%</text:p>
          </table:table-cell>
          <table:table-cell office:value-type="percentage" office:value="0.022294283466787" calcext:value-type="percentage">
            <text:p>2,23%</text:p>
          </table:table-cell>
          <table:table-cell office:value-type="percentage" office:value="-0.786666666666667" calcext:value-type="percentage">
            <text:p>-78,67%</text:p>
          </table:table-cell>
          <table:table-cell office:value-type="percentage" office:value="-0.396955377637716" calcext:value-type="percentage">
            <text:p>-39,70%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Misiones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Neuquen</text:p>
          </table:table-cell>
          <table:table-cell office:value-type="float" office:value="507.5" calcext:value-type="float">
            <text:p>508</text:p>
          </table:table-cell>
          <table:table-cell office:value-type="float" office:value="409.75" calcext:value-type="float">
            <text:p>410</text:p>
          </table:table-cell>
          <table:table-cell office:value-type="percentage" office:value="0.00564232130101367" calcext:value-type="percentage">
            <text:p>0,56%</text:p>
          </table:table-cell>
          <table:table-cell office:value-type="percentage" office:value="0.0037748885843592" calcext:value-type="percentage">
            <text:p>0,38%</text:p>
          </table:table-cell>
          <table:table-cell office:value-type="percentage" office:value="0.0423787976729153" calcext:value-type="percentage">
            <text:p>4,24%</text:p>
          </table:table-cell>
          <table:table-cell office:value-type="percentage" office:value="-0.192610837438424" calcext:value-type="percentage">
            <text:p>-19,26%</text:p>
          </table:table-cell>
          <table:table-cell office:value-type="float" office:value="50000" calcext:value-type="float">
            <text:p>50000</text:p>
          </table:table-cell>
          <table:table-cell office:value-type="percentage" office:value="0.269953269739242" calcext:value-type="percentage">
            <text:p>27,00%</text:p>
          </table:table-cell>
          <table:table-cell office:value-type="percentage" office:value="0.237626969630741" calcext:value-type="percentage">
            <text:p>23,76%</text:p>
          </table:table-cell>
          <table:table-cell office:value-type="percentage" office:value="0.0348348179168546" calcext:value-type="percentage">
            <text:p>3,48%</text:p>
          </table:table-cell>
          <table:table-cell office:value-type="percentage" office:value="-0.722222222222222" calcext:value-type="percentage">
            <text:p>-72,22%</text:p>
          </table:table-cell>
          <table:table-cell office:value-type="percentage" office:value="0.366925571501867" calcext:value-type="percentage">
            <text:p>36,69%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Rio Negro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float" office:value="35000" calcext:value-type="float">
            <text:p>35000</text:p>
          </table:table-cell>
          <table:table-cell office:value-type="percentage" office:value="0.0381266042271788" calcext:value-type="percentage">
            <text:p>3,81%</text:p>
          </table:table-cell>
          <table:table-cell office:value-type="percentage" office:value="0.0574799721126141" calcext:value-type="percentage">
            <text:p>5,75%</text:p>
          </table:table-cell>
          <table:table-cell office:value-type="percentage" office:value="0.0243843725417983" calcext:value-type="percentage">
            <text:p>2,44%</text:p>
          </table:table-cell>
          <table:table-cell office:value-type="percentage" office:value="0.944444444444444" calcext:value-type="percentage">
            <text:p>94,44%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float" office:value="330000" calcext:value-type="float">
            <text:p>330000</text:p>
          </table:table-cell>
          <table:table-cell office:value-type="percentage" office:value="0.324160947843782" calcext:value-type="percentage">
            <text:p>32,42%</text:p>
          </table:table-cell>
          <table:table-cell office:value-type="percentage" office:value="0.357148723295176" calcext:value-type="percentage">
            <text:p>35,71%</text:p>
          </table:table-cell>
          <table:table-cell office:value-type="percentage" office:value="0.229909798251241" calcext:value-type="percentage">
            <text:p>22,99%</text:p>
          </table:table-cell>
          <table:table-cell office:value-type="percentage" office:value="0" calcext:value-type="percentage">
            <text:p>0,00%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s/d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00115332937356915" calcext:value-type="percentage">
            <text:p>0,00%</text:p>
          </table:table-cell>
          <table:table-cell office:value-type="percentage" office:value="0.000103425985778927" calcext:value-type="percentage">
            <text:p>0,01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office:value-type="percentage" office:value="0.00205545238638618" calcext:value-type="percentage">
            <text:p>0,21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San Luis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Santa Cruz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office:value-type="percentage" office:value="0.0104564412627972" calcext:value-type="percentage">
            <text:p>1,05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Santa Fe</text:p>
          </table:table-cell>
          <table:table-cell office:value-type="float" office:value="1265.75" calcext:value-type="float">
            <text:p>1266</text:p>
          </table:table-cell>
          <table:table-cell office:value-type="float" office:value="1298.5" calcext:value-type="float">
            <text:p>1299</text:p>
          </table:table-cell>
          <table:table-cell office:value-type="percentage" office:value="0.00273706893056451" calcext:value-type="percentage">
            <text:p>0,27%</text:p>
          </table:table-cell>
          <table:table-cell office:value-type="percentage" office:value="0.00249624769851633" calcext:value-type="percentage">
            <text:p>0,25%</text:p>
          </table:table-cell>
          <table:table-cell office:value-type="percentage" office:value="0.134298642533937" calcext:value-type="percentage">
            <text:p>13,43%</text:p>
          </table:table-cell>
          <table:table-cell office:value-type="percentage" office:value="0.0258739877542959" calcext:value-type="percentage">
            <text:p>2,59%</text:p>
          </table:table-cell>
          <table:table-cell office:value-type="float" office:value="57000" calcext:value-type="float">
            <text:p>57000</text:p>
          </table:table-cell>
          <table:table-cell office:value-type="percentage" office:value="0.0315547678542991" calcext:value-type="percentage">
            <text:p>3,16%</text:p>
          </table:table-cell>
          <table:table-cell office:value-type="percentage" office:value="0.00364650837928274" calcext:value-type="percentage">
            <text:p>0,36%</text:p>
          </table:table-cell>
          <table:table-cell office:value-type="percentage" office:value="0.0397116924252143" calcext:value-type="percentage">
            <text:p>3,97%</text:p>
          </table:table-cell>
          <table:table-cell office:value-type="percentage" office:value="-0.853846153846154" calcext:value-type="percentage">
            <text:p>-85,38%</text:p>
          </table:table-cell>
          <table:table-cell office:value-type="percentage" office:value="-0.182057650770512" calcext:value-type="percentage">
            <text:p>-18,21%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Santiago del Estero</text:p>
          </table:table-cell>
          <table:table-cell office:value-type="float" office:value="316.5" calcext:value-type="float">
            <text:p>317</text:p>
          </table:table-cell>
          <table:table-cell office:value-type="float" office:value="351.5" calcext:value-type="float">
            <text:p>352</text:p>
          </table:table-cell>
          <table:table-cell office:value-type="percentage" office:value="0.00826494839303551" calcext:value-type="percentage">
            <text:p>0,83%</text:p>
          </table:table-cell>
          <table:table-cell office:value-type="percentage" office:value="0.00657762391523005" calcext:value-type="percentage">
            <text:p>0,66%</text:p>
          </table:table-cell>
          <table:table-cell office:value-type="percentage" office:value="0.0363542340012928" calcext:value-type="percentage">
            <text:p>3,64%</text:p>
          </table:table-cell>
          <table:table-cell office:value-type="percentage" office:value="0.110584518167457" calcext:value-type="percentage">
            <text:p>11,06%</text:p>
          </table:table-cell>
          <table:table-cell office:value-type="string" calcext:value-type="string">
            <text:p>s/d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Tierra del Fuego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office:value-type="percentage" office:value="0.347986642698014" calcext:value-type="percentage">
            <text:p>34,80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s/d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Tucuman</text:p>
          </table:table-cell>
          <table:table-cell table:number-columns-repeated="2" office:value-type="string" calcext:value-type="string">
            <text:p>s/d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float" office:value="599.631" calcext:value-type="float">
            <text:p>600</text:p>
          </table:table-cell>
          <table:table-cell office:value-type="percentage" office:value="0.00401339495180654" calcext:value-type="percentage">
            <text:p>0,40%</text:p>
          </table:table-cell>
          <table:table-cell office:value-type="percentage" office:value="0.000905756076946132" calcext:value-type="percentage">
            <text:p>0,09%</text:p>
          </table:table-cell>
          <table:table-cell office:value-type="percentage" office:value="0.000417760734046029" calcext:value-type="percentage">
            <text:p>0,04%</text:p>
          </table:table-cell>
          <table:table-cell office:value-type="percentage" office:value="-0.800123" calcext:value-type="percentage">
            <text:p>-80,01%</text:p>
          </table:table-cell>
          <table:table-cell table:formula="of:={nan}" office:value-type="string" office:string-value="" calcext:value-type="error">
            <text:p>Err:520</text:p>
          </table:table-cell>
          <table:table-cell table:number-columns-repeated="100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ductos de petróleo</text:p>
          </table:table-cell>
          <table:table-cell office:value-type="string" calcext:value-type="string">
            <text:p>Total Sectorial</text:p>
          </table:table-cell>
          <table:table-cell office:value-type="float" office:value="10282.5" calcext:value-type="float">
            <text:p>10283</text:p>
          </table:table-cell>
          <table:table-cell office:value-type="float" office:value="9668.75" calcext:value-type="float">
            <text:p>9669</text:p>
          </table:table-cell>
          <table:table-cell table:style-name="Default"/>
          <table:table-cell office:value-type="string" calcext:value-type="string">
            <text:p>s/d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-0.0596887916362753" calcext:value-type="percentage">
            <text:p>-5,97%</text:p>
          </table:table-cell>
          <table:table-cell office:value-type="float" office:value="1435345.52468" calcext:value-type="float">
            <text:p>1435346</text:p>
          </table:table-cell>
          <table:table-cell table:number-columns-repeated="2" office:value-type="string" calcext:value-type="string">
            <text:p>s/d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-0.653502175004178" calcext:value-type="percentage">
            <text:p>-65,35%</text:p>
          </table:table-cell>
          <table:table-cell office:value-type="string" calcext:value-type="string">
            <text:p>s/d</text:p>
          </table:table-cell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currency-style style:name="N10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10106P0"/>
    </number:currency-style>
    <number:currency-style style:name="N10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10109P0"/>
    </number:currency-style>
    <number:date-style style:name="N10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AR">
      <number:day number:style="long"/>
      <number:text>-</number:text>
      <number:month number:textual="true"/>
    </number:date-style>
    <number:date-style style:name="N10112" number:language="es" number:country="AR">
      <number:month number:textual="true"/>
      <number:text>-</number:text>
      <number:year/>
    </number:date-style>
    <number:date-style style:name="N10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AR">
      <number:number number:decimal-places="0" number:min-integer-digits="1" number:grouping="true"/>
    </number:number-style>
    <number:number-style style:name="N10114" number:language="es" number:country="AR">
      <number:text>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es" number:country="AR">
      <number:number number:decimal-places="0" number:min-integer-digits="1" number:grouping="true"/>
    </number:number-style>
    <number:number-style style:name="N10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2" number:min-integer-digits="1" number:grouping="true"/>
    </number:number-style>
    <number:number-style style:name="N10116" number:language="es" number:country="AR">
      <number:text>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AR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8P2" style:volatile="true" number:language="es" number:country="AR">
      <loext:fill-character> </loext:fill-character>
      <number:text>- </number:text>
    </number:number-style>
    <number:text-style style:name="N10118" number:language="es" number:country="AR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AR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AR">
      <number:currency-symbol/>
      <number:text> </number:text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0119P2" style:volatile="true" number:language="es" number:country="AR">
      <number:currency-symbol/>
      <number:text> </number:text>
      <loext:fill-character> </loext:fill-character>
      <number:text>- </number:text>
    </number:currency-style>
    <number:text-style style:name="N10119" number:language="es" number:country="AR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0P1" style:volatile="true" number:language="es" number:country="AR">
      <number:currency-symbol/>
      <number:text> </number:text>
      <loext:fill-character> </loext:fill-character>
      <number:text>-</number:text>
      <number:number number:decimal-places="2" number:min-integer-digits="1" number:grouping="true"/>
      <number:text> </number:text>
    </number:currency-style>
    <number:currency-style style:name="N10120P2" style:volatile="true" number:language="es" number:country="AR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0" number:language="es" number:country="AR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4:47:24.441418620</meta:creation-date>
    <dc:date>2016-06-03T14:47:45.907813682</dc:date>
    <meta:editing-duration>P0D</meta:editing-duration>
    <meta:editing-cycles>1</meta:editing-cycles>
    <meta:document-statistic meta:table-count="1" meta:cell-count="389" meta:object-count="0"/>
    <meta:generator>LibreOffice/4.2.8.2$Linux_X86_64 LibreOffice_project/420m0$Build-2</meta:generator>
  </office:meta>
</office:document-meta>
</file>